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8cm" svg:y1="12.17cm" svg:x2="13.827cm" svg:y2="12.17cm">
          <text:p/>
        </draw:line>
        <draw:line draw:style-name="gr1" draw:text-style-name="P1" draw:layer="layout" svg:x1="1.509cm" svg:y1="12.17cm" svg:x2="1.508cm" svg:y2="1.248cm">
          <text:p/>
        </draw:line>
        <draw:custom-shape draw:style-name="gr2" draw:text-style-name="P1" draw:layer="layout" svg:width="11.627cm" svg:height="18.908cm" svg:x="1.892cm" svg:y="3.951cm">
          <text:p/>
          <draw:enhanced-geometry svg:viewBox="0 0 21600 21600" draw:type="block-arc" draw:modifiers="-172.071491254687 10159.494145959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3" draw:layer="layout" svg:width="10.709cm" svg:height="0.962cm" svg:x="2.383cm" svg:y="12.33cm">
          <draw:text-box>
            <text:p>open-ocean – mixed - epicontinental</text:p>
          </draw:text-box>
        </draw:frame>
        <draw:frame draw:style-name="gr3" draw:layer="layout" svg:width="5.535cm" svg:height="0.962cm" draw:transform="rotate (1.58126830230686) translate (0.546cm 10.235cm)">
          <draw:text-box>
            <text:p>expected duration</text:p>
          </draw:text-box>
        </draw:frame>
        <draw:custom-shape draw:style-name="gr4" draw:text-style-name="P1" draw:layer="layout" svg:width="12.192cm" svg:height="4.293cm" svg:x="1.608cm" svg:y="4.2cm">
          <text:p/>
          <draw:enhanced-geometry svg:viewBox="0 0 21600 21600" draw:type="block-arc" draw:modifiers="-179.024875735595 9458.5665596334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3:16:05.447955126</meta:creation-date>
    <dc:date>2015-10-28T23:09:40.811561309</dc:date>
    <meta:editing-duration>PT3M52S</meta:editing-duration>
    <meta:editing-cycles>6</meta:editing-cycles>
    <meta:generator>LibreOffice/4.2.8.2$Linux_X86_64 LibreOffice_project/420m0$Build-2</meta:generator>
    <meta:document-statistic meta:object-count="6"/>
  </office:meta>
</office:document-meta>
</file>